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EC0000003F737B90CCC428947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style:font-name="Candara"/>
    </style:style>
    <style:style style:name="P2" style:family="paragraph" style:parent-style-name="Footer">
      <style:text-properties fo:font-size="20pt" officeooo:rsid="001c6599" officeooo:paragraph-rsid="001c6599" style:font-size-asian="20pt" style:font-size-complex="20pt"/>
    </style:style>
    <style:style style:name="P3" style:family="paragraph" style:parent-style-name="Footer">
      <style:text-properties fo:font-size="20pt" fo:font-weight="bold" officeooo:rsid="001c6599" officeooo:paragraph-rsid="001c6599" style:font-size-asian="20pt" style:font-weight-asian="bold" style:font-size-complex="20pt" style:font-weight-complex="bold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Candara" fo:font-size="14pt" fo:font-weight="bold" officeooo:rsid="001fdb39" style:font-size-asian="14pt" style:font-weight-asian="bold" style:font-name-complex="Arial1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ndara" fo:font-size="16pt" fo:font-weight="bold" officeooo:rsid="001fdb39" officeooo:paragraph-rsid="001fdb39" style:font-size-asian="16pt" style:font-weight-asian="bold" style:font-name-complex="Arial1" style:font-size-complex="16pt" style:font-weight-complex="bold"/>
    </style:style>
    <style:style style:name="P6" style:family="paragraph" style:parent-style-name="Standard" style:list-style-name="L6">
      <style:paragraph-properties fo:text-align="start" style:justify-single-word="false"/>
      <style:text-properties fo:font-size="16pt" officeooo:paragraph-rsid="001fdb39" style:font-size-asian="16pt" style:font-size-complex="16pt"/>
    </style:style>
    <style:style style:name="P7" style:family="paragraph" style:parent-style-name="Standard" style:list-style-name="L6">
      <style:paragraph-properties fo:text-align="start" style:justify-single-word="false"/>
      <style:text-properties fo:font-size="16pt" officeooo:rsid="001fdb39" officeooo:paragraph-rsid="001fdb39" style:font-size-asian="16pt" style:font-size-complex="16pt"/>
    </style:style>
    <style:style style:name="P8" style:family="paragraph" style:parent-style-name="Standard" style:list-style-name="L6">
      <style:paragraph-properties fo:text-align="start" style:justify-single-word="false"/>
      <style:text-properties fo:font-size="16pt" officeooo:rsid="00215055" officeooo:paragraph-rsid="00215055" style:font-size-asian="16pt" style:font-size-complex="16pt"/>
    </style:style>
    <style:style style:name="P9" style:family="paragraph" style:parent-style-name="Standard" style:list-style-name="L6">
      <style:paragraph-properties fo:text-align="start" style:justify-single-word="false"/>
      <style:text-properties fo:font-size="16pt" officeooo:rsid="00289c0e" officeooo:paragraph-rsid="00289c0e" style:font-size-asian="16pt" style:font-size-complex="16pt"/>
    </style:style>
    <style:style style:name="P10" style:family="paragraph" style:parent-style-name="Standard" style:list-style-name="L6">
      <style:paragraph-properties fo:text-align="start" style:justify-single-word="false"/>
      <style:text-properties fo:font-size="16pt" officeooo:rsid="00289c0e" officeooo:paragraph-rsid="0028dbe4" style:font-size-asian="16pt" style:font-size-complex="16pt"/>
    </style:style>
    <style:style style:name="P11" style:family="paragraph" style:parent-style-name="Header">
      <style:paragraph-properties fo:text-align="center" style:justify-single-word="false"/>
      <style:text-properties fo:font-size="40pt" officeooo:rsid="0027fc2e" officeooo:paragraph-rsid="0027fc2e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ndara" fo:font-weight="bold" style:font-weight-asian="bold" style:font-name-complex="Arial1" style:font-weight-complex="bold"/>
    </style:style>
    <style:style style:name="T3" style:family="text">
      <style:text-properties style:font-name="Candara" fo:font-weight="bold" officeooo:rsid="001fdb39" style:font-weight-asian="bold" style:font-name-complex="Arial1" style:font-weight-complex="bold"/>
    </style:style>
    <style:style style:name="T4" style:family="text">
      <style:text-properties style:font-name="Candara" fo:font-weight="bold" officeooo:rsid="0021d0f8" style:font-weight-asian="bold" style:font-name-complex="Arial1" style:font-weight-complex="bold"/>
    </style:style>
    <style:style style:name="T5" style:family="text">
      <style:text-properties style:font-name="Candara" fo:font-weight="bold" officeooo:rsid="002344ba" style:font-weight-asian="bold" style:font-name-complex="Arial1" style:font-weight-complex="bold"/>
    </style:style>
    <style:style style:name="T6" style:family="text">
      <style:text-properties style:font-name="Candara" fo:font-weight="bold" officeooo:rsid="0027fc2e" style:font-weight-asian="bold" style:font-name-complex="Arial1" style:font-weight-complex="bold"/>
    </style:style>
    <style:style style:name="T7" style:family="text">
      <style:text-properties style:font-name="Candara" fo:font-weight="bold" officeooo:rsid="00289c0e" style:font-weight-asian="bold" style:font-name-complex="Arial1" style:font-weight-complex="bold"/>
    </style:style>
    <style:style style:name="T8" style:family="text">
      <style:text-properties fo:color="#ff3333" style:font-name="Candara" fo:font-weight="bold" officeooo:rsid="0027fc2e" style:font-weight-asian="bold" style:font-name-complex="Arial1" style:font-weight-complex="bold"/>
    </style:style>
    <style:style style:name="T9" style:family="text">
      <style:text-properties officeooo:rsid="00215055"/>
    </style:style>
    <style:style style:name="T10" style:family="text">
      <style:text-properties officeooo:rsid="0027fc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<text:span text:style-name="T10">The following rules apply to anyone present at </text:span>BornHack <text:span text:style-name="T9">2018</text:span>:</text:p>
      <text:p text:style-name="P5"/>
      <text:list xml:id="list5329418534965078426" text:style-name="L6">
        <text:list-item>
          <text:p text:style-name="P6"><text:span text:style-name="T6">Open fire is </text:span><text:span text:style-name="T8">strictly forbidden</text:span><text:span text:style-name="T6"> outside of the barbequeue and smoking areas.</text:span></text:p>
          <text:p text:style-name="P6"><text:span text:style-name="T3"/></text:p>
        </text:list-item>
        <text:list-item>
          <text:p text:style-name="P7"><text:span text:style-name="T6">Emergency exits must not be blocked, and items must not be placed in escape routes or on stairs.</text:span></text:p>
          <text:p text:style-name="P7"><text:span text:style-name="T2"/></text:p>
        </text:list-item>
        <text:list-item>
          <text:p text:style-name="P7"><text:span text:style-name="T6">Firefighting equipment must always be kept unobstructed.</text:span></text:p>
          <text:p text:style-name="P7"><text:span text:style-name="T2"/></text:p>
        </text:list-item>
        <text:list-item>
          <text:p text:style-name="P7"><text:span text:style-name="T6">Electronic equipment must be used with caution, and must be turned off when not in use.</text:span></text:p>
          <text:p text:style-name="P7"><text:span text:style-name="T6"/></text:p>
        </text:list-item>
        <text:list-item>
          <text:p text:style-name="P9"><text:span text:style-name="T6">S</text:span><text:span text:style-name="T2">moking is forbidden outside of the smoking areas.</text:span></text:p>
          <text:p text:style-name="P7"><text:span text:style-name="T2"/></text:p>
        </text:list-item>
        <text:list-item>
          <text:p text:style-name="P7"><text:span text:style-name="T6">The gas barbequeues may only be used in the presence of a CERT person in an orange vest, and only between </text:span><text:span text:style-name="T5">12-15 </text:span><text:span text:style-name="T6">and</text:span><text:span text:style-name="T5"> 18</text:span><text:span text:style-name="T2">-24.</text:span></text:p>
          <text:p text:style-name="P7"><text:span text:style-name="T2"/></text:p>
        </text:list-item>
        <text:list-item>
          <text:p text:style-name="P7"><text:span text:style-name="T6">The coal barbequeues may only be used in the presence of a CERT person in an orange vest, and only between </text:span><text:span text:style-name="T2">20-24.</text:span></text:p>
          <text:p text:style-name="P7"><text:span text:style-name="T2"/></text:p>
        </text:list-item>
        <text:list-item>
          <text:p text:style-name="P7"><text:span text:style-name="T6">Hot garbage should be disposed of in the metal container in the food area.</text:span></text:p>
          <text:p text:style-name="P7"><text:span text:style-name="T2"/></text:p>
        </text:list-item>
        <text:list-item>
          <text:p text:style-name="P8"><text:span text:style-name="T6">Highly flammable liquids (like gasoline, </text:span><text:span text:style-name="T7">kerosene</text:span><text:span text:style-name="T2">, acetone </text:span><text:span text:style-name="T7">or rubbing alcohol</text:span><text:span text:style-name="T2">) </text:span><text:span text:style-name="T7">may only be used with permission, and must be kept in sealed container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a" fo:country="DK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style:font-name="Calibri" fo:font-size="10pt" fo:language="da" fo:country="DK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a" style:country-asian="DK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fo:color="#ffffff" style:font-name="Arial" fo:font-family="Arial" style:font-family-generic="roman" style:font-pitch="variable" fo:font-size="36pt" fo:font-weight="bold" style:font-size-asian="36pt" style:font-weight-asian="bold" style:font-name-complex="Arial1" style:font-family-complex="Arial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rødtekst_20_2_20_Tegn" style:display-name="Brødtekst 2 Tegn" style:family="text" style:parent-style-name="Default_20_Paragraph_20_Font">
      <style:text-properties fo:color="#ffffff" style:font-name="Arial" fo:font-family="Arial" style:font-family-generic="roman" style:font-pitch="variable" fo:font-size="36pt" fo:font-weight="bold" style:font-name-asian="Times New Roman1" style:font-family-asian="'Times New Roman'" style:font-family-generic-asian="system" style:font-pitch-asian="variable" style:font-size-asian="36pt" style:language-asian="da" style:country-asian="DK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Sidehoved_20_Tegn" style:display-name="Sidehoved Tegn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a" style:country-asian="DK" style:font-name-complex="Times New Roman1" style:font-family-complex="'Times New Roman'" style:font-family-generic-complex="system" style:font-pitch-complex="variable" style:font-size-complex="10pt"/>
    </style:style>
    <style:style style:name="Sidefod_20_Tegn" style:display-name="Sidefod Tegn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a" style:country-asian="DK" style:font-name-complex="Times New Roman1" style:font-family-complex="'Times New Roman'" style:font-family-generic-complex="system" style:font-pitch-complex="variable" style:font-size-complex="10pt"/>
    </style:style>
    <style:style style:name="Markeringsbobletekst_20_Tegn" style:display-name="Markeringsbobletekst Tegn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da" style:country-asian="DK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Candara" fo:font-family="Candara" style:font-family-generic="roman" style:font-pitch="variable" fo:font-size="14pt" fo:font-weight="bold" style:font-size-asian="18pt" style:font-weight-asian="bold" style:font-size-complex="18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="Candara" fo:font-family="Candara" style:font-family-generic="roman" style:font-pitch="variable" fo:font-size="14pt" style:font-size-asian="16pt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8pt" fo:font-weight="bold" style:font-size-asian="18pt" style:font-weight-asian="bold" style:font-size-complex="18pt"/>
    </style:style>
    <style:style style:name="ListLabel_20_13" style:display-name="ListLabel 13" style:family="text">
      <style:text-properties fo:color="#00b050" style:font-name="Candara" fo:font-family="Candara" style:font-family-generic="roman" style:font-pitch="variable"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tar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40pt" officeooo:rsid="0027fc2e" officeooo:paragraph-rsid="0027fc2e" style:font-size-asian="40pt" style:font-size-complex="40pt"/>
    </style:style>
    <style:style style:name="MP2" style:family="paragraph" style:parent-style-name="Footer">
      <style:text-properties style:font-name="Candara"/>
    </style:style>
    <style:style style:name="MP3" style:family="paragraph" style:parent-style-name="Footer">
      <style:text-properties fo:font-size="20pt" officeooo:rsid="001c6599" officeooo:paragraph-rsid="001c6599" style:font-size-asian="20pt" style:font-size-complex="20pt"/>
    </style:style>
    <style:style style:name="MP4" style:family="paragraph" style:parent-style-name="Footer">
      <style:text-properties fo:font-size="20pt" fo:font-weight="bold" officeooo:rsid="001c6599" officeooo:paragraph-rsid="001c6599" style:font-size-asian="20pt" style:font-weight-asian="bold" style:font-size-complex="20pt" style:font-weight-complex="bold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646in" fo:margin-left="0.472in" fo:margin-right="0.472in" style:writing-mode="lr-tb" style:layout-grid-color="#c0c0c0" style:layout-grid-lines="2469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.2799in" fo:margin-left="0in" fo:margin-right="0in" fo:margin-bottom="1.24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Fire Prevention Rules</text:p>
      </style:header>
      <style:footer>
        <text:p text:style-name="Footer"><text:s/></text:p>
        <text:p text:style-name="MP2"><text:s/></text:p>
        <text:p text:style-name="MP3"><draw:frame draw:style-name="Mfr1" draw:name="Image2" text:anchor-type="paragraph" svg:x="-0.3472in" svg:y="0.0256in" svg:width="3.6083in" svg:height="0.9634in" draw:z-index="0"><draw:image xlink:href="Pictures/10000201000000EC0000003F737B90CCC4289476.png" xlink:type="simple" xlink:show="embed" xlink:actuate="onLoad"/></draw:frame> <text:s text:c="49"/><text:span text:style-name="MT1">BornHack Orga Phone Number</text:span></text:p>
        <text:p text:style-name="MP4"><text:s text:c="63"/>+4531550497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egon.bendorff</meta:initial-creator>
    <meta:editing-cycles>15</meta:editing-cycles>
    <meta:print-date>2017-05-18T06:43:00</meta:print-date>
    <meta:creation-date>2018-08-10T11:35:00</meta:creation-date>
    <dc:date>2018-08-10T18:16:55.406377440</dc:date>
    <meta:editing-duration>PT1H3M7S</meta:editing-duration>
    <meta:generator>LibreOffice/5.2.7.2$Linux_X86_64 LibreOffice_project/20m0$Build-2</meta:generator>
    <meta:document-statistic meta:table-count="0" meta:image-count="1" meta:object-count="0" meta:page-count="1" meta:paragraph-count="23" meta:word-count="179" meta:character-count="1076" meta:non-whitespace-character-count="812"/>
    <meta:user-defined meta:name="AppVersion">14.0000</meta:user-defined>
    <meta:user-defined meta:name="Company">Vejle Kommun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